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9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si">
      <style:table-properties table:display="true" style:writing-mode="lr-tb"/>
    </style:style>
    <style:style style:name="ta3" style:family="table" style:master-page-name="PageStyle_5f_jedi">
      <style:table-properties table:display="true" style:writing-mode="lr-tb"/>
    </style:style>
    <style:style style:name="ta4" style:family="table" style:master-page-name="PageStyle_5f_youth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ngle="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video</text:p>
          </table:table-cell>
          <table:table-cell office:value-type="string">
            <text:p>Parameter 1</text:p>
          </table:table-cell>
          <table:table-cell office:value-type="string">
            <text:p>Parameter 2</text:p>
          </table:table-cell>
          <table:table-cell office:value-type="string">
            <text:p>recall</text:p>
          </table:table-cell>
          <table:table-cell office:value-type="string">
            <text:p>presition</text:p>
          </table:table-cell>
          <table:table-cell office:value-type="string">
            <text:p>f1</text:p>
          </table:table-cell>
        </table:table-row>
        <table:named-expressions/>
      </table:table>
      <table:table table:name="motio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>
            <text:p>video</text:p>
          </table:table-cell>
          <table:table-cell table:style-name="Default" office:value-type="string">
            <text:p>Parameter 1</text:p>
          </table:table-cell>
          <table:table-cell table:style-name="Default" office:value-type="string">
            <text:p>Parameter 2</text:p>
          </table:table-cell>
          <table:table-cell table:style-name="Default" office:value-type="string">
            <text:p>Parameter 3</text:p>
          </table:table-cell>
          <table:table-cell table:style-name="Default" office:value-type="string">
            <text:p>recall</text:p>
          </table:table-cell>
          <table:table-cell table:style-name="Default" office:value-type="string">
            <text:p>presition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csi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0.92156862745098">
            <text:p>0,9215686275</text:p>
          </table:table-cell>
          <table:table-cell table:style-name="Default" office:value-type="float" office:value="0.220657276995305">
            <text:p>0,220657277</text:p>
          </table:table-cell>
          <table:table-cell table:formula="of:= 2*[.E2]*[.F2]/([.E2]+[.F2])" office:value-type="float" office:value="0.356060606060606">
            <text:p>0,3560606061</text:p>
          </table:table-cell>
        </table:table-row>
        <table:table-row table:style-name="ro1">
          <table:table-cell office:value-type="string">
            <text:p>csi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0.862745098039216">
            <text:p>0,862745098</text:p>
          </table:table-cell>
          <table:table-cell table:style-name="Default" office:value-type="float" office:value="0.8">
            <text:p>0,8</text:p>
          </table:table-cell>
          <table:table-cell table:formula="of:= 2*[.E3]*[.F3]/([.E3]+[.F3])" office:value-type="float" office:value="0.830188679245283">
            <text:p>0,8301886792</text:p>
          </table:table-cell>
        </table:table-row>
        <table:table-row table:style-name="ro1">
          <table:table-cell office:value-type="string">
            <text:p>csi</text:p>
          </table:table-cell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0.490196078431373">
            <text:p>0,4901960784</text:p>
          </table:table-cell>
          <table:table-cell table:style-name="Default" office:value-type="float" office:value="0.862068965517241">
            <text:p>0,8620689655</text:p>
          </table:table-cell>
          <table:table-cell table:formula="of:= 2*[.E4]*[.F4]/([.E4]+[.F4])" office:value-type="float" office:value="0.625">
            <text:p>0,625</text:p>
          </table:table-cell>
        </table:table-row>
        <table:table-row table:style-name="ro1">
          <table:table-cell office:value-type="string">
            <text:p>csi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table:style-name="Default" office:value-type="float" office:value="0.0784313725490196">
            <text:p>0,0784313725</text:p>
          </table:table-cell>
          <table:table-cell table:style-name="Default" office:value-type="float" office:value="0.266666666666667">
            <text:p>0,2666666667</text:p>
          </table:table-cell>
          <table:table-cell table:formula="of:= 2*[.E5]*[.F5]/([.E5]+[.F5])" office:value-type="float" office:value="0.121212121212121">
            <text:p>0,1212121212</text:p>
          </table:table-cell>
        </table:table-row>
        <table:table-row table:style-name="ro1">
          <table:table-cell office:value-type="string">
            <text:p>csi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196078431372549">
            <text:p>0,0196078431</text:p>
          </table:table-cell>
          <table:table-cell office:value-type="float" office:value="0.1">
            <text:p>0,1</text:p>
          </table:table-cell>
          <table:table-cell table:formula="of:= 2*[.E6]*[.F6]/([.E6]+[.F6])" office:value-type="float" office:value="0.0327868852459016">
            <text:p>0,0327868852</text:p>
            <draw:frame table:end-cell-address="motion.N26" table:end-x="1.394cm" table:end-y="0.041cm" draw:z-index="0" draw:style-name="gr1" draw:text-style-name="P1" svg:width="16.002cm" svg:height="8.975cm" svg:x="1.199cm" svg:y="0.273cm">
              <draw:object draw:notify-on-update-of-ranges="motion.E2:motion.E6 motion.A2:motion.A2 motion.F2:motion.F6 motion.A14:motion.A14 motion.F14:motion.F17 motion.E14:motion.E17 motion.A9:motion.A9 motion.F9:motion.F12 motion.E9:motion.E12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>
            <text:p>jedi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0.469387755102041">
            <text:p>0,4693877551</text:p>
          </table:table-cell>
          <table:table-cell office:value-type="float" office:value="0.028642590286426">
            <text:p>0,0286425903</text:p>
          </table:table-cell>
          <table:table-cell table:formula="of:=[.E9]*[.F9]/([.E9]+[.F9])" office:value-type="float" office:value="0.0269953051643193">
            <text:p>0,0269953052</text:p>
          </table:table-cell>
        </table:table-row>
        <table:table-row table:style-name="ro1">
          <table:table-cell office:value-type="string">
            <text:p>jedi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40816326530612">
            <text:p>0,0408163265</text:p>
          </table:table-cell>
          <table:table-cell office:value-type="float" office:value="0.038461538461538">
            <text:p>0,0384615385</text:p>
          </table:table-cell>
          <table:table-cell table:formula="of:=[.E10]*[.F10]/([.E10]+[.F10])" office:value-type="float" office:value="0.0198019801980196">
            <text:p>0,0198019802</text:p>
          </table:table-cell>
        </table:table-row>
        <table:table-row table:style-name="ro1">
          <table:table-cell office:value-type="string">
            <text:p>jedi</text:p>
          </table:table-cell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office:value-type="float" office:value="0.285714285714286">
            <text:p>0,2857142857</text:p>
          </table:table-cell>
          <table:table-cell office:value-type="float" office:value="0.823529411764706">
            <text:p>0,8235294118</text:p>
          </table:table-cell>
          <table:table-cell table:formula="of:=[.E11]*[.F11]/([.E11]+[.F11])" office:value-type="float" office:value="0.212121212121212">
            <text:p>0,2121212121</text:p>
          </table:table-cell>
        </table:table-row>
        <table:table-row table:style-name="ro1">
          <table:table-cell office:value-type="string">
            <text:p>jedi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40816326530612">
            <text:p>0,0408163265</text:p>
          </table:table-cell>
          <table:table-cell office:value-type="float" office:value="0.2">
            <text:p>0,2</text:p>
          </table:table-cell>
          <table:table-cell table:formula="of:=[.E12]*[.F12]/([.E12]+[.F12])" office:value-type="float" office:value="0.0338983050847456">
            <text:p>0,0338983051</text:p>
          </table:table-cell>
        </table:table-row>
        <table:table-row table:style-name="ro2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>
            <text:p>Jedi (16,8)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489795918367347">
            <text:p>0,4897959184</text:p>
          </table:table-cell>
          <table:table-cell office:value-type="float" office:value="0.039344262295082">
            <text:p>0,0393442623</text:p>
          </table:table-cell>
          <table:table-cell table:formula="of:=[.E14]*[.F14]/([.E14]+[.F14])" office:value-type="float" office:value="0.0364188163884674">
            <text:p>0,0364188164</text:p>
          </table:table-cell>
        </table:table-row>
        <table:table-row table:style-name="ro1">
          <table:table-cell office:value-type="string">
            <text:p>Jedi (16,8)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346938775510204">
            <text:p>0,3469387755</text:p>
          </table:table-cell>
          <table:table-cell office:value-type="float" office:value="0.404761904761905">
            <text:p>0,4047619048</text:p>
          </table:table-cell>
          <table:table-cell table:formula="of:=[.E15]*[.F15]/([.E15]+[.F15])" office:value-type="float" office:value="0.186813186813187">
            <text:p>0,1868131868</text:p>
          </table:table-cell>
        </table:table-row>
        <table:table-row table:style-name="ro1">
          <table:table-cell office:value-type="string">
            <text:p>Jedi (16,8)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20408163265306">
            <text:p>0,0204081633</text:p>
          </table:table-cell>
          <table:table-cell office:value-type="float" office:value="0.058823529411765">
            <text:p>0,0588235294</text:p>
          </table:table-cell>
          <table:table-cell table:formula="of:=[.E16]*[.F16]/([.E16]+[.F16])" office:value-type="float" office:value="0.0151515151515151">
            <text:p>0,0151515152</text:p>
          </table:table-cell>
        </table:table-row>
        <table:table-row table:style-name="ro1">
          <table:table-cell office:value-type="string">
            <text:p>Jedi (16,8)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20408163265306">
            <text:p>0,0204081633</text:p>
          </table:table-cell>
          <table:table-cell office:value-type="float" office:value="0.090909090909091">
            <text:p>0,0909090909</text:p>
          </table:table-cell>
          <table:table-cell table:formula="of:=[.E17]*[.F17]/([.E17]+[.F17])" office:value-type="float" office:value="0.0166666666666666">
            <text:p>0,0166666667</text:p>
          </table:table-cell>
        </table:table-row>
        <table:named-expressions/>
      </table:table>
      <table:table table:name="csi" table:style-name="ta2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3" table:number-rows-repeated="4">
          <table:table-cell table:number-columns-repeated="256"/>
        </table:table-row>
        <table:table-row table:style-name="ro1">
          <table:table-cell table:style-name="ce1" office:value-type="string">
            <text:p>threshold</text:p>
          </table:table-cell>
          <table:table-cell table:style-name="ce1" office:value-type="string">
            <text:p>blocksize</text:p>
          </table:table-cell>
          <table:table-cell table:style-name="ce1" office:value-type="string">
            <text:p>searchwindow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</text:p>
          </table:table-cell>
          <table:table-cell table:number-columns-repeated="25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office:value-type="float" office:value="0.274509803921569">
            <text:p>0,2745098039</text:p>
          </table:table-cell>
          <table:table-cell office:value-type="float" office:value="0.0958904109589041">
            <text:p>0,095890411</text:p>
          </table:table-cell>
          <table:table-cell table:formula="of:= 2*[.D6]*[.E6]/([.D6]+[.E6])" office:value-type="float" office:value="0.142131979695432">
            <text:p>0,1421319797</text:p>
          </table:table-cell>
          <table:table-cell table:number-columns-repeated="25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803921568627451">
            <text:p>0,8039215686</text:p>
          </table:table-cell>
          <table:table-cell table:style-name="ce1" office:value-type="float" office:value="0.219251336898396">
            <text:p>0,2192513369</text:p>
          </table:table-cell>
          <table:table-cell table:formula="of:= 2*[.D7]*[.E7]/([.D7]+[.E7])" office:value-type="float" office:value="0.344537815126051">
            <text:p>0,3445378151</text:p>
          </table:table-cell>
          <table:table-cell table:number-columns-repeated="250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2"/>
          <table:table-cell table:formula="of:= 2*[.D8]*[.E8]/([.D8]+[.E8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16">
            <text:p>16</text:p>
          </table:table-cell>
          <table:table-cell office:value-type="float" office:value="0.92156862745098">
            <text:p>0,9215686275</text:p>
          </table:table-cell>
          <table:table-cell office:value-type="float" office:value="0.220657276995305">
            <text:p>0,220657277</text:p>
          </table:table-cell>
          <table:table-cell table:formula="of:= 2*[.D9]*[.E9]/([.D9]+[.E9])" office:value-type="float" office:value="0.356060606060606">
            <text:p>0,3560606061</text:p>
          </table:table-cell>
          <table:table-cell/>
          <table:table-cell table:style-name="ce1" table:number-columns-repeated="3"/>
          <table:table-cell table:number-columns-repeated="24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">
            <text:p>8</text:p>
          </table:table-cell>
          <table:table-cell table:number-columns-repeated="2"/>
          <table:table-cell table:formula="of:= 2*[.D10]*[.E10]/([.D10]+[.E10])" office:value-type="float" office:value="0">
            <text:p>#DEL/0!</text:p>
          </table:table-cell>
          <table:table-cell/>
          <table:table-cell table:style-name="ce1" table:number-columns-repeated="3"/>
          <table:table-cell table:number-columns-repeated="24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6">
            <text:p>16</text:p>
          </table:table-cell>
          <table:table-cell table:number-columns-repeated="2"/>
          <table:table-cell table:formula="of:= 2*[.D11]*[.E11]/([.D11]+[.E11])" office:value-type="float" office:value="0">
            <text:p>#DEL/0!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office:value-type="float" office:value="0.176470588235294">
            <text:p>0,1764705882</text:p>
          </table:table-cell>
          <table:table-cell office:value-type="float" office:value="0.166666666666667">
            <text:p>0,1666666667</text:p>
          </table:table-cell>
          <table:table-cell table:formula="of:= 2*[.D12]*[.E12]/([.D12]+[.E12])" office:value-type="float" office:value="0.171428571428572">
            <text:p>0,1714285714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2"/>
          <table:table-cell table:formula="of:= 2*[.D13]*[.E13]/([.D13]+[.E13])" office:value-type="float" office:value="0">
            <text:p>#DEL/0!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58823529411765">
            <text:p>0,0588235294</text:p>
          </table:table-cell>
          <table:table-cell table:style-name="ce1" office:value-type="float" office:value="0.054545454545454">
            <text:p>0,0545454545</text:p>
          </table:table-cell>
          <table:table-cell table:formula="of:= 2*[.D14]*[.E14]/([.D14]+[.E14])" office:value-type="float" office:value="0.0566037735849055">
            <text:p>0,0566037736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6">
            <text:p>16</text:p>
          </table:table-cell>
          <table:table-cell office:value-type="float" office:value="0.862745098039216">
            <text:p>0,862745098</text:p>
          </table:table-cell>
          <table:table-cell office:value-type="float" office:value="0.8">
            <text:p>0,8</text:p>
          </table:table-cell>
          <table:table-cell table:formula="of:= 2*[.D15]*[.E15]/([.D15]+[.E15])" office:value-type="float" office:value="0.830188679245283">
            <text:p>0,8301886792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">
            <text:p>8</text:p>
          </table:table-cell>
          <table:table-cell table:number-columns-repeated="2"/>
          <table:table-cell table:formula="of:= 2*[.D16]*[.E16]/([.D16]+[.E16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6">
            <text:p>16</text:p>
          </table:table-cell>
          <table:table-cell table:number-columns-repeated="2"/>
          <table:table-cell table:formula="of:= 2*[.D17]*[.E17]/([.D17]+[.E17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2"/>
          <table:table-cell table:formula="of:= 2*[.D18]*[.E18]/([.D18]+[.E18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58823529411765">
            <text:p>0,0588235294</text:p>
          </table:table-cell>
          <table:table-cell table:style-name="ce1" office:value-type="float" office:value="0.054545454545454">
            <text:p>0,0545454545</text:p>
          </table:table-cell>
          <table:table-cell table:formula="of:= 2*[.D19]*[.E19]/([.D19]+[.E19])" office:value-type="float" office:value="0.0566037735849055">
            <text:p>0,0566037736</text:p>
          </table:table-cell>
          <table:table-cell table:number-columns-repeated="250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6">
            <text:p>16</text:p>
          </table:table-cell>
          <table:table-cell office:value-type="float" office:value="0.490196078431373">
            <text:p>0,4901960784</text:p>
          </table:table-cell>
          <table:table-cell office:value-type="float" office:value="0.862068965517241">
            <text:p>0,8620689655</text:p>
          </table:table-cell>
          <table:table-cell table:formula="of:= 2*[.D20]*[.E20]/([.D20]+[.E20])" office:value-type="float" office:value="0.625">
            <text:p>0,625</text:p>
          </table:table-cell>
          <table:table-cell>
            <draw:frame table:end-cell-address="csi.L66" table:end-x="1.173cm" table:end-y="0.361cm" draw:z-index="0" draw:style-name="gr1" draw:text-style-name="P1" svg:width="15.999cm" svg:height="21.246cm" svg:x="0.99cm" svg:y="0.157cm">
              <draw:object draw:notify-on-update-of-ranges="csi.C28:csi.C61 csi.D28:csi.D6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58823529411765">
            <text:p>0,0588235294</text:p>
          </table:table-cell>
          <table:table-cell table:style-name="ce1" office:value-type="float" office:value="0.090909090909091">
            <text:p>0,0909090909</text:p>
          </table:table-cell>
          <table:table-cell table:formula="of:= 2*[.D21]*[.E21]/([.D21]+[.E21])" office:value-type="float" office:value="0.0714285714285717">
            <text:p>0,0714285714</text:p>
          </table:table-cell>
          <table:table-cell table:number-columns-repeated="250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6">
            <text:p>16</text:p>
          </table:table-cell>
          <table:table-cell office:value-type="float" office:value="0.0784313725490196">
            <text:p>0,0784313725</text:p>
          </table:table-cell>
          <table:table-cell office:value-type="float" office:value="0.266666666666667">
            <text:p>0,2666666667</text:p>
          </table:table-cell>
          <table:table-cell table:formula="of:= 2*[.D22]*[.E22]/([.D22]+[.E22])" office:value-type="float" office:value="0.121212121212121">
            <text:p>0,1212121212</text:p>
          </table:table-cell>
          <table:table-cell table:number-columns-repeated="25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3921568627451">
            <text:p>0,0392156863</text:p>
          </table:table-cell>
          <table:table-cell table:style-name="ce1" office:value-type="float" office:value="0.181818181818182">
            <text:p>0,1818181818</text:p>
          </table:table-cell>
          <table:table-cell table:formula="of:= 2*[.D23]*[.E23]/([.D23]+[.E23])" office:value-type="float" office:value="0.0645161290322583">
            <text:p>0,064516129</text:p>
          </table:table-cell>
          <table:table-cell table:number-columns-repeated="250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0.0196078431372549">
            <text:p>0,0196078431</text:p>
          </table:table-cell>
          <table:table-cell table:style-name="ce1" office:value-type="float" office:value="0.1">
            <text:p>0,1</text:p>
          </table:table-cell>
          <table:table-cell table:formula="of:= 2*[.D24]*[.E24]/([.D24]+[.E24])" office:value-type="float" office:value="0.0327868852459016">
            <text:p>0,0327868852</text:p>
          </table:table-cell>
          <table:table-cell table:number-columns-repeated="250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oft</text:p>
          </table:table-cell>
          <table:table-cell table:style-name="ce1" office:value-type="string">
            <text:p>hard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</text:p>
          </table:table-cell>
          <table:table-cell office:value-type="string">
            <text:p>f1</text:p>
          </table:table-cell>
          <table:table-cell table:number-columns-repeated="25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.9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28]*[.D28]/([.C28]+[.D28])" office:value-type="float" office:value="0.603174603174603">
            <text:p>0,6031746032</text:p>
          </table:table-cell>
          <table:table-cell table:number-columns-repeated="25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.92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29]*[.D29]/([.C29]+[.D29])" office:value-type="float" office:value="0.603174603174603">
            <text:p>0,6031746032</text:p>
          </table:table-cell>
          <table:table-cell table:number-columns-repeated="25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.94</text:p>
          </table:table-cell>
          <table:table-cell office:value-type="float" office:value="0.725490196078431">
            <text:p>0,7254901961</text:p>
          </table:table-cell>
          <table:table-cell office:value-type="float" office:value="0.506849315068493">
            <text:p>0,5068493151</text:p>
          </table:table-cell>
          <table:table-cell table:formula="of:=2*[.C30]*[.D30]/([.C30]+[.D30])" office:value-type="float" office:value="0.596774193548387">
            <text:p>0,5967741935</text:p>
          </table:table-cell>
          <table:table-cell table:number-columns-repeated="25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.96</text:p>
          </table:table-cell>
          <table:table-cell office:value-type="float" office:value="0.725490196078431">
            <text:p>0,7254901961</text:p>
          </table:table-cell>
          <table:table-cell office:value-type="float" office:value="0.506849315068493">
            <text:p>0,5068493151</text:p>
          </table:table-cell>
          <table:table-cell table:formula="of:=2*[.C31]*[.D31]/([.C31]+[.D31])" office:value-type="float" office:value="0.596774193548387">
            <text:p>0,5967741935</text:p>
          </table:table-cell>
          <table:table-cell table:number-columns-repeated="25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.98</text:p>
          </table:table-cell>
          <table:table-cell office:value-type="float" office:value="0.41176470588235">
            <text:p>0,4117647059</text:p>
          </table:table-cell>
          <table:table-cell office:value-type="float" office:value="0.344262295081967">
            <text:p>0,3442622951</text:p>
          </table:table-cell>
          <table:table-cell table:formula="of:=2*[.C32]*[.D32]/([.C32]+[.D32])" office:value-type="float" office:value="0.374999999999999">
            <text:p>0,375</text:p>
          </table:table-cell>
          <table:table-cell table:number-columns-repeated="25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.96</text:p>
          </table:table-cell>
          <table:table-cell office:value-type="float" office:value="0.705882352941177">
            <text:p>0,7058823529</text:p>
          </table:table-cell>
          <table:table-cell office:value-type="float" office:value="0.5625">
            <text:p>0,5625</text:p>
          </table:table-cell>
          <table:table-cell table:formula="of:=2*[.C33]*[.D33]/([.C33]+[.D33])" office:value-type="float" office:value="0.626086956521739">
            <text:p>0,6260869565</text:p>
          </table:table-cell>
          <table:table-cell table:number-columns-repeated="251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.96</text:p>
          </table:table-cell>
          <table:table-cell office:value-type="float" office:value="0.705882352941177">
            <text:p>0,7058823529</text:p>
          </table:table-cell>
          <table:table-cell office:value-type="float" office:value="0.692307692307692">
            <text:p>0,6923076923</text:p>
          </table:table-cell>
          <table:table-cell table:formula="of:=2*[.C34]*[.D34]/([.C34]+[.D34])" office:value-type="float" office:value="0.699029126213592">
            <text:p>0,6990291262</text:p>
          </table:table-cell>
          <table:table-cell table:number-columns-repeated="25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.96</text:p>
          </table:table-cell>
          <table:table-cell office:value-type="float" office:value="0.705882352941177">
            <text:p>0,7058823529</text:p>
          </table:table-cell>
          <table:table-cell office:value-type="float" office:value="0.73469387755102">
            <text:p>0,7346938776</text:p>
          </table:table-cell>
          <table:table-cell table:formula="of:=2*[.C35]*[.D35]/([.C35]+[.D35])" office:value-type="float" office:value="0.72">
            <text:p>0,72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6">
            <text:p>0,96</text:p>
          </table:table-cell>
          <table:table-cell office:value-type="float" office:value="0.705882352941177">
            <text:p>0,7058823529</text:p>
          </table:table-cell>
          <table:table-cell office:value-type="float" office:value="0.409090909090909">
            <text:p>0,4090909091</text:p>
          </table:table-cell>
          <table:table-cell table:formula="of:=2*[.C36]*[.D36]/([.C36]+[.D36])" office:value-type="float" office:value="0.517985611510791">
            <text:p>0,5179856115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37]*[.D37]/([.C37]+[.D37])" office:value-type="float" office:value="0.603174603174603">
            <text:p>0,6031746032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5">
            <text:p>0,85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38]*[.D38]/([.C38]+[.D38])" office:value-type="float" office:value="0.603174603174603">
            <text:p>0,6031746032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6">
            <text:p>0,96</text:p>
          </table:table-cell>
          <table:table-cell office:value-type="float" office:value="0.72549019607843">
            <text:p>0,7254901961</text:p>
          </table:table-cell>
          <table:table-cell office:value-type="float" office:value="0.552238805970149">
            <text:p>0,552238806</text:p>
          </table:table-cell>
          <table:table-cell table:formula="of:=2*[.C39]*[.D39]/([.C39]+[.D39])" office:value-type="float" office:value="0.627118644067796">
            <text:p>0,6271186441</text:p>
          </table:table-cell>
          <table:table-cell table:number-columns-repeated="25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625">
            <text:p>0,625</text:p>
          </table:table-cell>
          <table:table-cell table:formula="of:=2*[.C40]*[.D40]/([.C40]+[.D40])" office:value-type="float" office:value="0.654205607476636">
            <text:p>0,6542056075</text:p>
          </table:table-cell>
          <table:table-cell table:number-columns-repeated="25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6">
            <text:p>0,96</text:p>
          </table:table-cell>
          <table:table-cell table:number-columns-repeated="2" office:value-type="float" office:value="0.705882352941177">
            <text:p>0,7058823529</text:p>
          </table:table-cell>
          <table:table-cell table:formula="of:=2*[.C41]*[.D41]/([.C41]+[.D41])" office:value-type="float" office:value="0.705882352941177">
            <text:p>0,7058823529</text:p>
          </table:table-cell>
          <table:table-cell table:number-columns-repeated="25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74468085106383">
            <text:p>0,7446808511</text:p>
          </table:table-cell>
          <table:table-cell table:formula="of:=2*[.C42]*[.D42]/([.C42]+[.D42])" office:value-type="float" office:value="0.714285714285715">
            <text:p>0,7142857143</text:p>
          </table:table-cell>
          <table:table-cell table:number-columns-repeated="25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777777777777778">
            <text:p>0,7777777778</text:p>
          </table:table-cell>
          <table:table-cell table:formula="of:=2*[.C43]*[.D43]/([.C43]+[.D43])" office:value-type="float" office:value="0.729166666666667">
            <text:p>0,7291666667</text:p>
          </table:table-cell>
          <table:table-cell table:number-columns-repeated="25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795454545454545">
            <text:p>0,7954545455</text:p>
          </table:table-cell>
          <table:table-cell table:formula="of:=2*[.C44]*[.D44]/([.C44]+[.D44])" office:value-type="float" office:value="0.736842105263158">
            <text:p>0,7368421053</text:p>
          </table:table-cell>
          <table:table-cell table:number-columns-repeated="25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13953488372093">
            <text:p>0,8139534884</text:p>
          </table:table-cell>
          <table:table-cell table:formula="of:=2*[.C45]*[.D45]/([.C45]+[.D45])" office:value-type="float" office:value="0.74468085106383">
            <text:p>0,7446808511</text:p>
          </table:table-cell>
          <table:table-cell table:number-columns-repeated="25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13953488372093">
            <text:p>0,8139534884</text:p>
          </table:table-cell>
          <table:table-cell table:formula="of:=2*[.C46]*[.D46]/([.C46]+[.D46])" office:value-type="float" office:value="0.74468085106383">
            <text:p>0,7446808511</text:p>
          </table:table-cell>
          <table:table-cell table:number-columns-repeated="25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13953488372093">
            <text:p>0,8139534884</text:p>
          </table:table-cell>
          <table:table-cell table:formula="of:=2*[.C47]*[.D47]/([.C47]+[.D47])" office:value-type="float" office:value="0.74468085106383">
            <text:p>0,7446808511</text:p>
          </table:table-cell>
          <table:table-cell table:number-columns-repeated="25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13953488372093">
            <text:p>0,8139534884</text:p>
          </table:table-cell>
          <table:table-cell table:formula="of:=2*[.C48]*[.D48]/([.C48]+[.D48])" office:value-type="float" office:value="0.74468085106383">
            <text:p>0,7446808511</text:p>
          </table:table-cell>
          <table:table-cell table:number-columns-repeated="25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13953488372093">
            <text:p>0,8139534884</text:p>
          </table:table-cell>
          <table:table-cell table:formula="of:=2*[.C49]*[.D49]/([.C49]+[.D49])" office:value-type="float" office:value="0.74468085106383">
            <text:p>0,7446808511</text:p>
          </table:table-cell>
          <table:table-cell table:number-columns-repeated="25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53658536585366">
            <text:p>0,8536585366</text:p>
          </table:table-cell>
          <table:table-cell table:formula="of:=2*[.C50]*[.D50]/([.C50]+[.D50])" office:value-type="float" office:value="0.760869565217392">
            <text:p>0,7608695652</text:p>
          </table:table-cell>
          <table:table-cell table:number-columns-repeated="25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75">
            <text:p>0,875</text:p>
          </table:table-cell>
          <table:table-cell table:formula="of:=2*[.C51]*[.D51]/([.C51]+[.D51])" office:value-type="float" office:value="0.769230769230769">
            <text:p>0,7692307692</text:p>
          </table:table-cell>
          <table:table-cell table:number-columns-repeated="25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875">
            <text:p>0,875</text:p>
          </table:table-cell>
          <table:table-cell table:formula="of:=2*[.C52]*[.D52]/([.C52]+[.D52])" office:value-type="float" office:value="0.769230769230769">
            <text:p>0,7692307692</text:p>
          </table:table-cell>
          <table:table-cell table:number-columns-repeated="25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945945945945946">
            <text:p>0,9459459459</text:p>
          </table:table-cell>
          <table:table-cell table:formula="of:=2*[.C53]*[.D53]/([.C53]+[.D53])" office:value-type="float" office:value="0.795454545454546">
            <text:p>0,7954545455</text:p>
          </table:table-cell>
          <table:table-cell table:number-columns-repeated="251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945945945945946">
            <text:p>0,9459459459</text:p>
          </table:table-cell>
          <table:table-cell table:formula="of:=2*[.C54]*[.D54]/([.C54]+[.D54])" office:value-type="float" office:value="0.795454545454546">
            <text:p>0,7954545455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96">
            <text:p>0,96</text:p>
          </table:table-cell>
          <table:table-cell office:value-type="float" office:value="0.686274509803922">
            <text:p>0,6862745098</text:p>
          </table:table-cell>
          <table:table-cell office:value-type="float" office:value="0.945945945945946">
            <text:p>0,9459459459</text:p>
          </table:table-cell>
          <table:table-cell table:formula="of:=2*[.C55]*[.D55]/([.C55]+[.D55])" office:value-type="float" office:value="0.795454545454546">
            <text:p>0,7954545455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92">
            <text:p>0,92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56]*[.D56]/([.C56]+[.D56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9">
            <text:p>0,9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57]*[.D57]/([.C57]+[.D57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85">
            <text:p>0,85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58]*[.D58]/([.C58]+[.D58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8">
            <text:p>0,8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59]*[.D59]/([.C59]+[.D59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7">
            <text:p>0,7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60]*[.D60]/([.C60]+[.D60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6">
            <text:p>0,6</text:p>
          </table:table-cell>
          <table:table-cell office:value-type="float" office:value="0.725490196078431">
            <text:p>0,7254901961</text:p>
          </table:table-cell>
          <table:table-cell office:value-type="float" office:value="0.902439024390244">
            <text:p>0,9024390244</text:p>
          </table:table-cell>
          <table:table-cell table:formula="of:=2*[.C61]*[.D61]/([.C61]+[.D61])" office:value-type="float" office:value="0.804347826086956">
            <text:p>0,8043478261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62]*[.D62]/([.C62]+[.D62])" office:value-type="float" office:value="0.603174603174603">
            <text:p>0,6031746032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63]*[.D63]/([.C63]+[.D63])" office:value-type="float" office:value="0.603174603174603">
            <text:p>0,6031746032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64]*[.D64]/([.C64]+[.D64])" office:value-type="float" office:value="0.603174603174603">
            <text:p>0,6031746032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.745098039215686">
            <text:p>0,7450980392</text:p>
          </table:table-cell>
          <table:table-cell office:value-type="float" office:value="0.506666666666667">
            <text:p>0,5066666667</text:p>
          </table:table-cell>
          <table:table-cell table:formula="of:=2*[.C65]*[.D65]/([.C65]+[.D65])" office:value-type="float" office:value="0.603174603174603">
            <text:p>0,6031746032</text:p>
          </table:table-cell>
          <table:table-cell table:number-columns-repeated="251"/>
        </table:table-row>
        <table:named-expressions/>
      </table:table>
      <table:table table:name="jedi" table:style-name="ta3" table:print="false">
        <office:forms form:automatic-focus="false" form:apply-design-mode="false"/>
        <table:table-column table:style-name="co2" table:number-columns-repeated="4" table:default-cell-style-name="ce1"/>
        <table:table-column table:style-name="co2" table:number-columns-repeated="252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blocksize</text:p>
          </table:table-cell>
          <table:table-cell office:value-type="string">
            <text:p>searchwindow</text:p>
          </table:table-cell>
          <table:table-cell office:value-type="string">
            <text:p>recall</text:p>
          </table:table-cell>
          <table:table-cell table:style-name="ce1" office:value-type="string">
            <text:p>precision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formula="of:=[.D2]*[.E2]/([.D2]+[.E2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489795918367347">
            <text:p>0,4897959184</text:p>
          </table:table-cell>
          <table:table-cell table:style-name="ce1" office:value-type="float" office:value="0.039344262295082">
            <text:p>0,0393442623</text:p>
          </table:table-cell>
          <table:table-cell table:formula="of:=[.D3]*[.E3]/([.D3]+[.E3])" office:value-type="float" office:value="0.0364188163884674">
            <text:p>0,0364188164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0.938775510204082">
            <text:p>0,9387755102</text:p>
          </table:table-cell>
          <table:table-cell table:style-name="ce1" office:value-type="float" office:value="0.103603603603604">
            <text:p>0,1036036036</text:p>
          </table:table-cell>
          <table:table-cell table:formula="of:=[.D4]*[.E4]/([.D4]+[.E4])" office:value-type="float" office:value="0.0933062880324547">
            <text:p>0,093306288</text:p>
          </table:table-cell>
          <table:table-cell/>
          <table:table-cell table:style-name="ce1" table:number-columns-repeated="5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0.469387755102041">
            <text:p>0,4693877551</text:p>
          </table:table-cell>
          <table:table-cell table:style-name="ce1" office:value-type="float" office:value="0.028642590286426">
            <text:p>0,0286425903</text:p>
          </table:table-cell>
          <table:table-cell table:formula="of:=[.D5]*[.E5]/([.D5]+[.E5])" office:value-type="float" office:value="0.0269953051643193">
            <text:p>0,0269953052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89795918367347">
            <text:p>0,4897959184</text:p>
          </table:table-cell>
          <table:table-cell table:style-name="ce1" office:value-type="float" office:value="0.039344262295082">
            <text:p>0,0393442623</text:p>
          </table:table-cell>
          <table:table-cell table:formula="of:=[.K5]*[.L5]/([.K5]+[.L5])" office:value-type="float" office:value="0.0364188163884674">
            <text:p>0,0364188164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style-name="Default"/>
          <table:table-cell/>
          <table:table-cell table:formula="of:=[.D6]*[.E6]/([.D6]+[.E6])" office:value-type="float" office:value="0">
            <text:p>#DEL/0!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46938775510204">
            <text:p>0,3469387755</text:p>
          </table:table-cell>
          <table:table-cell table:style-name="ce1" office:value-type="float" office:value="0.404761904761905">
            <text:p>0,4047619048</text:p>
          </table:table-cell>
          <table:table-cell table:formula="of:=[.K6]*[.L6]/([.K6]+[.L6])" office:value-type="float" office:value="0.186813186813187">
            <text:p>0,1868131868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formula="of:=[.D7]*[.E7]/([.D7]+[.E7])" office:value-type="float" office:value="0">
            <text:p>#DEL/0!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20408163265306">
            <text:p>0,0204081633</text:p>
          </table:table-cell>
          <table:table-cell table:style-name="ce1" office:value-type="float" office:value="0.058823529411765">
            <text:p>0,0588235294</text:p>
          </table:table-cell>
          <table:table-cell table:formula="of:=[.K7]*[.L7]/([.K7]+[.L7])" office:value-type="float" office:value="0.0151515151515151">
            <text:p>0,0151515152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formula="of:=[.D8]*[.E8]/([.D8]+[.E8])" office:value-type="float" office:value="0">
            <text:p>#DEL/0!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20408163265306">
            <text:p>0,0204081633</text:p>
          </table:table-cell>
          <table:table-cell table:style-name="ce1" office:value-type="float" office:value="0.090909090909091">
            <text:p>0,0909090909</text:p>
          </table:table-cell>
          <table:table-cell table:formula="of:=[.K8]*[.L8]/([.K8]+[.L8])" office:value-type="float" office:value="0.0166666666666666">
            <text:p>0,0166666667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0.040816326530612">
            <text:p>0,0408163265</text:p>
          </table:table-cell>
          <table:table-cell table:style-name="ce1" office:value-type="float" office:value="0.058823529411765">
            <text:p>0,0588235294</text:p>
          </table:table-cell>
          <table:table-cell table:formula="of:=[.D9]*[.E9]/([.D9]+[.E9])" office:value-type="float" office:value="0.0240963855421686">
            <text:p>0,0240963855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346938775510204">
            <text:p>0,3469387755</text:p>
          </table:table-cell>
          <table:table-cell table:style-name="ce1" office:value-type="float" office:value="0.404761904761905">
            <text:p>0,4047619048</text:p>
          </table:table-cell>
          <table:table-cell table:formula="of:=[.D10]*[.E10]/([.D10]+[.E10])" office:value-type="float" office:value="0.186813186813187">
            <text:p>0,1868131868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40816326530612">
            <text:p>0,0408163265</text:p>
          </table:table-cell>
          <table:table-cell table:style-name="ce1" office:value-type="float" office:value="0.038461538461538">
            <text:p>0,0384615385</text:p>
          </table:table-cell>
          <table:table-cell table:formula="of:=[.D11]*[.E11]/([.D11]+[.E11])" office:value-type="float" office:value="0.0198019801980196">
            <text:p>0,0198019802</text:p>
          </table:table-cell>
          <table:table-cell/>
          <table:table-cell>
            <draw:frame table:end-cell-address="jedi.M30" table:end-x="2.026cm" table:end-y="0.336cm" draw:z-index="1" draw:style-name="gr1" draw:text-style-name="P1" svg:width="15.982cm" svg:height="9.006cm" svg:x="1.86cm" svg:y="0.233cm">
              <draw:object draw:notify-on-update-of-ranges="jedi.K3:jedi.K6 jedi.L3:jedi.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style-name="Default"/>
          <table:table-cell/>
          <table:table-cell table:formula="of:=[.D12]*[.E12]/([.D12]+[.E12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formula="of:=[.D13]*[.E13]/([.D13]+[.E13])" office:value-type="float" office:value="0">
            <text:p>#DEL/0!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.285714285714286">
            <text:p>0,2857142857</text:p>
          </table:table-cell>
          <table:table-cell table:style-name="ce1" office:value-type="float" office:value="0.875">
            <text:p>0,875</text:p>
          </table:table-cell>
          <table:table-cell table:formula="of:=[.D14]*[.E14]/([.D14]+[.E14])" office:value-type="float" office:value="0.215384615384616">
            <text:p>0,2153846154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20408163265306">
            <text:p>0,0204081633</text:p>
          </table:table-cell>
          <table:table-cell table:style-name="ce1" office:value-type="float" office:value="0.058823529411765">
            <text:p>0,0588235294</text:p>
          </table:table-cell>
          <table:table-cell table:formula="of:=[.D15]*[.E15]/([.D15]+[.E15])" office:value-type="float" office:value="0.0151515151515151">
            <text:p>0,0151515152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office:value-type="float" office:value="0.285714285714286">
            <text:p>0,2857142857</text:p>
          </table:table-cell>
          <table:table-cell table:style-name="ce1" office:value-type="float" office:value="0.823529411764706">
            <text:p>0,8235294118</text:p>
          </table:table-cell>
          <table:table-cell table:formula="of:=[.D16]*[.E16]/([.D16]+[.E16])" office:value-type="float" office:value="0.212121212121212">
            <text:p>0,2121212121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20408163265306">
            <text:p>0,0204081633</text:p>
          </table:table-cell>
          <table:table-cell table:style-name="ce1" office:value-type="float" office:value="0.090909090909091">
            <text:p>0,0909090909</text:p>
          </table:table-cell>
          <table:table-cell table:formula="of:=[.D17]*[.E17]/([.D17]+[.E17])" office:value-type="float" office:value="0.0166666666666666">
            <text:p>0,0166666667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40816326530612">
            <text:p>0,0408163265</text:p>
          </table:table-cell>
          <table:table-cell table:style-name="ce1" office:value-type="float" office:value="0.2">
            <text:p>0,2</text:p>
          </table:table-cell>
          <table:table-cell table:formula="of:=[.D18]*[.E18]/([.D18]+[.E18])" office:value-type="float" office:value="0.0338983050847456">
            <text:p>0,0338983051</text:p>
          </table:table-cell>
          <table:table-cell table:number-columns-repeated="250"/>
        </table:table-row>
        <table:table-row table:style-name="ro3" table:number-rows-repeated="2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soft</text:p>
          </table:table-cell>
          <table:table-cell office:value-type="string">
            <text:p>hard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 table:number-columns-repeated="2"/>
          <table:table-cell>
            <draw:frame table:end-cell-address="jedi.L41" table:end-x="2.313cm" table:end-y="0.063cm" draw:z-index="2" draw:style-name="gr1" draw:text-style-name="P1" svg:width="15.999cm" svg:height="8.999cm" svg:x="2.13cm" svg:y="0.27cm">
              <draw:object draw:notify-on-update-of-ranges="jedi.K5:jedi.K8 jedi.L5:jedi.L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</text:p>
          </table:table-cell>
          <table:table-cell office:value-type="float" office:value="0.693877551020408">
            <text:p>0,693877551</text:p>
          </table:table-cell>
          <table:table-cell office:value-type="float" office:value="0.641509433962264">
            <text:p>0,641509434</text:p>
          </table:table-cell>
          <table:table-cell table:formula="of:=[.C22]*[.D22]/([.C22]+[.D22])" office:value-type="float" office:value="0.333333333333333">
            <text:p>0,3333333333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2</text:p>
          </table:table-cell>
          <table:table-cell office:value-type="float" office:value="0.693877551020408">
            <text:p>0,693877551</text:p>
          </table:table-cell>
          <table:table-cell office:value-type="float" office:value="0.641509433962264">
            <text:p>0,641509434</text:p>
          </table:table-cell>
          <table:table-cell table:formula="of:=[.C23]*[.D23]/([.C23]+[.D23])" office:value-type="float" office:value="0.333333333333333">
            <text:p>0,3333333333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4</text:p>
          </table:table-cell>
          <table:table-cell office:value-type="float" office:value="0.693877551020408">
            <text:p>0,693877551</text:p>
          </table:table-cell>
          <table:table-cell office:value-type="float" office:value="0.641509433962264">
            <text:p>0,641509434</text:p>
          </table:table-cell>
          <table:table-cell table:formula="of:=[.C24]*[.D24]/([.C24]+[.D24])" office:value-type="float" office:value="0.333333333333333">
            <text:p>0,3333333333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6</text:p>
          </table:table-cell>
          <table:table-cell office:value-type="float" office:value="0.285714285714286">
            <text:p>0,2857142857</text:p>
          </table:table-cell>
          <table:table-cell office:value-type="float" office:value="0.341463414634146">
            <text:p>0,3414634146</text:p>
          </table:table-cell>
          <table:table-cell table:formula="of:=[.C25]*[.D25]/([.C25]+[.D25])" office:value-type="float" office:value="0.155555555555556">
            <text:p>0,1555555556</text:p>
          </table:table-cell>
          <table:table-cell>
            <draw:frame table:end-cell-address="jedi.K45" table:end-x="0.167cm" table:end-y="0.152cm" draw:z-index="0" draw:style-name="gr1" draw:text-style-name="P1" svg:width="15.982cm" svg:height="8.978cm" svg:x="0.001cm" svg:y="0.303cm">
              <draw:object draw:notify-on-update-of-ranges="jedi.C22:jedi.C35 jedi.D22:jedi.D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8</text:p>
          </table:table-cell>
          <table:table-cell office:value-type="float" office:value="0.122448979591837">
            <text:p>0,1224489796</text:p>
          </table:table-cell>
          <table:table-cell office:value-type="float" office:value="0.176470588235294">
            <text:p>0,1764705882</text:p>
          </table:table-cell>
          <table:table-cell table:formula="of:=[.C26]*[.D26]/([.C26]+[.D26])" office:value-type="float" office:value="0.0722891566265061">
            <text:p>0,0722891566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.98</text:p>
          </table:table-cell>
          <table:table-cell office:value-type="float" office:value="0.061224489795918">
            <text:p>0,0612244898</text:p>
          </table:table-cell>
          <table:table-cell office:value-type="float" office:value="0.12">
            <text:p>0,12</text:p>
          </table:table-cell>
          <table:table-cell table:formula="of:=[.C27]*[.D27]/([.C27]+[.D27])" office:value-type="float" office:value="0.0405405405405404">
            <text:p>0,0405405405</text:p>
          </table:table-cell>
          <table:table-cell table:number-columns-repeated="25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.98</text:p>
          </table:table-cell>
          <table:table-cell office:value-type="float" office:value="0.122448979591837">
            <text:p>0,1224489796</text:p>
          </table:table-cell>
          <table:table-cell office:value-type="float" office:value="0.272727272727273">
            <text:p>0,2727272727</text:p>
          </table:table-cell>
          <table:table-cell table:formula="of:=[.C28]*[.D28]/([.C28]+[.D28])" office:value-type="float" office:value="0.0845070422535213">
            <text:p>0,0845070423</text:p>
          </table:table-cell>
          <table:table-cell table:number-columns-repeated="25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.98</text:p>
          </table:table-cell>
          <table:table-cell office:value-type="float" office:value="0.081632653061224">
            <text:p>0,0816326531</text:p>
          </table:table-cell>
          <table:table-cell office:value-type="float" office:value="0.210526315789474">
            <text:p>0,2105263158</text:p>
          </table:table-cell>
          <table:table-cell table:formula="of:=[.C29]*[.D29]/([.C29]+[.D29])" office:value-type="float" office:value="0.0588235294117645">
            <text:p>0,0588235294</text:p>
          </table:table-cell>
          <table:table-cell table:number-columns-repeated="251"/>
        </table:table-row>
        <table:table-row table:style-name="ro2">
          <table:table-cell table:style-name="Default" office:value-type="float" office:value="80">
            <text:p>8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868421052631579">
            <text:p>0,8684210526</text:p>
          </table:table-cell>
          <table:table-cell table:formula="of:=[.C30]*[.D30]/([.C30]+[.D30])" office:value-type="float" office:value="0.379310344827586">
            <text:p>0,3793103448</text:p>
          </table:table-cell>
          <table:table-cell table:number-columns-repeated="251"/>
        </table:table-row>
        <table:table-row table:style-name="ro2">
          <table:table-cell table:style-name="Default" office:value-type="float" office:value="150">
            <text:p>15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891891891891892">
            <text:p>0,8918918919</text:p>
          </table:table-cell>
          <table:table-cell table:formula="of:=[.C31]*[.D31]/([.C31]+[.D31])" office:value-type="float" office:value="0.383720930232558">
            <text:p>0,3837209302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942857142857143">
            <text:p>0,9428571429</text:p>
          </table:table-cell>
          <table:table-cell table:formula="of:=[.C32]*[.D32]/([.C32]+[.D32])" office:value-type="float" office:value="0.392857142857143">
            <text:p>0,3928571429</text:p>
          </table:table-cell>
          <table:table-cell table:number-columns-repeated="251"/>
        </table:table-row>
        <table:table-row table:style-name="ro2">
          <table:table-cell table:style-name="Default" office:value-type="float" office:value="600">
            <text:p>60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942857142857143">
            <text:p>0,9428571429</text:p>
          </table:table-cell>
          <table:table-cell table:formula="of:=[.C33]*[.D33]/([.C33]+[.D33])" office:value-type="float" office:value="0.392857142857143">
            <text:p>0,3928571429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891891891891892">
            <text:p>0,8918918919</text:p>
          </table:table-cell>
          <table:table-cell table:formula="of:=[.C34]*[.D34]/([.C34]+[.D34])" office:value-type="float" office:value="0.383720930232558">
            <text:p>0,3837209302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7">
            <text:p>0,7</text:p>
          </table:table-cell>
          <table:table-cell table:style-name="Default" office:value-type="float" office:value="0.673469387755102">
            <text:p>0,6734693878</text:p>
          </table:table-cell>
          <table:table-cell table:style-name="Default" office:value-type="float" office:value="0.891891891891892">
            <text:p>0,8918918919</text:p>
          </table:table-cell>
          <table:table-cell table:formula="of:=[.C35]*[.D35]/([.C35]+[.D35])" office:value-type="float" office:value="0.383720930232558">
            <text:p>0,3837209302</text:p>
          </table:table-cell>
          <table:table-cell table:number-columns-repeated="251"/>
        </table:table-row>
        <table:named-expressions/>
      </table:table>
      <table:table table:name="youth" table:style-name="ta4" table:print="false">
        <office:forms form:automatic-focus="false" form:apply-design-mode="false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2" table:number-columns-repeated="251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blocksize</text:p>
          </table:table-cell>
          <table:table-cell office:value-type="string">
            <text:p>searchwindow</text:p>
          </table:table-cell>
          <table:table-cell office:value-type="string">
            <text:p>recall</text:p>
          </table:table-cell>
          <table:table-cell table:style-name="ce1" office:value-type="string">
            <text:p>precision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083333333333333">
            <text:p>0,0833333333</text:p>
          </table:table-cell>
          <table:table-cell table:formula="of:=2*[.D2]*[.E2]/([.D2]+[.E2])" office:value-type="float" office:value="0.0645161290322576">
            <text:p>0,064516129</text:p>
            <draw:frame table:end-cell-address="youth.K21" table:end-x="0.284cm" table:end-y="0.31cm" draw:z-index="2" draw:style-name="gr1" draw:text-style-name="P1" svg:width="15.999cm" svg:height="8.999cm" svg:x="0.101cm" svg:y="0.1cm">
              <draw:object draw:notify-on-update-of-ranges="youth.D2:youth.D13 youth.E2:youth.E1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083333333333333">
            <text:p>0,0833333333</text:p>
          </table:table-cell>
          <table:table-cell table:formula="of:=2*[.D3]*[.E3]/([.D3]+[.E3])" office:value-type="float" office:value="0.0645161290322576">
            <text:p>0,064516129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57894736842105">
            <text:p>0,1578947368</text:p>
          </table:table-cell>
          <table:table-cell table:style-name="ce1" office:value-type="float" office:value="0.25">
            <text:p>0,25</text:p>
          </table:table-cell>
          <table:table-cell table:formula="of:=2*[.D4]*[.E4]/([.D4]+[.E4])" office:value-type="float" office:value="0.193548387096774">
            <text:p>0,1935483871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083333333333333">
            <text:p>0,0833333333</text:p>
          </table:table-cell>
          <table:table-cell table:formula="of:=2*[.D5]*[.E5]/([.D5]+[.E5])" office:value-type="float" office:value="0.0645161290322576">
            <text:p>0,064516129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0625">
            <text:p>0,0625</text:p>
          </table:table-cell>
          <table:table-cell table:formula="of:=2*[.D6]*[.E6]/([.D6]+[.E6])" office:value-type="float" office:value="0.0571428571428569">
            <text:p>0,0571428571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0.157894736842105">
            <text:p>0,1578947368</text:p>
          </table:table-cell>
          <table:table-cell table:style-name="ce1" office:value-type="float" office:value="0.03125">
            <text:p>0,03125</text:p>
          </table:table-cell>
          <table:table-cell table:formula="of:=2*[.D7]*[.E7]/([.D7]+[.E7])" office:value-type="float" office:value="0.0521739130434782">
            <text:p>0,052173913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25">
            <text:p>0,25</text:p>
          </table:table-cell>
          <table:table-cell table:formula="of:=2*[.D8]*[.E8]/([.D8]+[.E8])" office:value-type="float" office:value="0.0869565217391298">
            <text:p>0,0869565217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25">
            <text:p>0,25</text:p>
          </table:table-cell>
          <table:table-cell table:formula="of:=2*[.D9]*[.E9]/([.D9]+[.E9])" office:value-type="float" office:value="0.0869565217391298">
            <text:p>0,0869565217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52631578947368">
            <text:p>0,0526315789</text:p>
          </table:table-cell>
          <table:table-cell table:style-name="ce1" office:value-type="float" office:value="0.25">
            <text:p>0,25</text:p>
          </table:table-cell>
          <table:table-cell table:formula="of:=2*[.D10]*[.E10]/([.D10]+[.E10])" office:value-type="float" office:value="0.0869565217391298">
            <text:p>0,0869565217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0.105263157894737">
            <text:p>0,1052631579</text:p>
          </table:table-cell>
          <table:table-cell table:style-name="ce1" office:value-type="float" office:value="0.4">
            <text:p>0,4</text:p>
          </table:table-cell>
          <table:table-cell table:formula="of:=2*[.D11]*[.E11]/([.D11]+[.E11])" office:value-type="float" office:value="0.166666666666667">
            <text:p>0,1666666667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.105263157894737">
            <text:p>0,1052631579</text:p>
          </table:table-cell>
          <table:table-cell table:style-name="ce1" office:value-type="float" office:value="0.4">
            <text:p>0,4</text:p>
          </table:table-cell>
          <table:table-cell table:formula="of:=2*[.D12]*[.E12]/([.D12]+[.E12])" office:value-type="float" office:value="0.166666666666667">
            <text:p>0,1666666667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0.157894736842105">
            <text:p>0,1578947368</text:p>
          </table:table-cell>
          <table:table-cell table:style-name="ce1" office:value-type="float" office:value="0.6">
            <text:p>0,6</text:p>
          </table:table-cell>
          <table:table-cell table:formula="of:=2*[.D13]*[.E13]/([.D13]+[.E13])" office:value-type="float" office:value="0.25">
            <text:p>0,25</text:p>
          </table:table-cell>
          <table:table-cell table:number-columns-repeated="250"/>
        </table:table-row>
        <table:table-row table:style-name="ro3" table:number-rows-repeated="7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soft</text:p>
          </table:table-cell>
          <table:table-cell office:value-type="string">
            <text:p>hard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</text:p>
          </table:table-cell>
          <table:table-cell office:value-type="float" office:value="0.473684210526316">
            <text:p>0,4736842105</text:p>
          </table:table-cell>
          <table:table-cell office:value-type="float" office:value="0.204545454545455">
            <text:p>0,2045454545</text:p>
          </table:table-cell>
          <table:table-cell table:formula="of:=2*[.C22]*[.D22]/([.C22]+[.D22])" office:value-type="float" office:value="0.285714285714286">
            <text:p>0,2857142857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2</text:p>
          </table:table-cell>
          <table:table-cell office:value-type="float" office:value="0.47368421052631">
            <text:p>0,4736842105</text:p>
          </table:table-cell>
          <table:table-cell office:value-type="float" office:value="0.219512195121951">
            <text:p>0,2195121951</text:p>
          </table:table-cell>
          <table:table-cell table:formula="of:=2*[.C23]*[.D23]/([.C23]+[.D23])" office:value-type="float" office:value="0.299999999999999">
            <text:p>0,3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4</text:p>
          </table:table-cell>
          <table:table-cell office:value-type="float" office:value="0.473684210526316">
            <text:p>0,4736842105</text:p>
          </table:table-cell>
          <table:table-cell office:value-type="float" office:value="0.219512195121951">
            <text:p>0,2195121951</text:p>
          </table:table-cell>
          <table:table-cell table:formula="of:=2*[.C24]*[.D24]/([.C24]+[.D24])" office:value-type="float" office:value="0.3">
            <text:p>0,3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6</text:p>
          </table:table-cell>
          <table:table-cell office:value-type="float" office:value="0.473684210526316">
            <text:p>0,4736842105</text:p>
          </table:table-cell>
          <table:table-cell office:value-type="float" office:value="0.236842105263158">
            <text:p>0,2368421053</text:p>
          </table:table-cell>
          <table:table-cell table:formula="of:=2*[.C25]*[.D25]/([.C25]+[.D25])" office:value-type="float" office:value="0.315789473684211">
            <text:p>0,3157894737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98</text:p>
          </table:table-cell>
          <table:table-cell office:value-type="float" office:value="0.368421052631579">
            <text:p>0,3684210526</text:p>
          </table:table-cell>
          <table:table-cell office:value-type="float" office:value="0.194444444444444">
            <text:p>0,1944444444</text:p>
          </table:table-cell>
          <table:table-cell table:formula="of:=2*[.C26]*[.D26]/([.C26]+[.D26])" office:value-type="float" office:value="0.254545454545454">
            <text:p>0,2545454545</text:p>
          </table:table-cell>
          <table:table-cell>
            <draw:frame table:end-cell-address="youth.K46" table:end-x="1.292cm" table:end-y="0.262cm" draw:z-index="0" draw:style-name="gr1" draw:text-style-name="P1" svg:width="16.001cm" svg:height="9.008cm" svg:x="1.107cm" svg:y="0.461cm">
              <draw:object draw:notify-on-update-of-ranges="youth.C22:youth.C37 youth.D22:youth.D3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.96</text:p>
          </table:table-cell>
          <table:table-cell office:value-type="float" office:value="0.421052631578947">
            <text:p>0,4210526316</text:p>
          </table:table-cell>
          <table:table-cell office:value-type="float" office:value="0.25">
            <text:p>0,25</text:p>
          </table:table-cell>
          <table:table-cell table:formula="of:=2*[.C27]*[.D27]/([.C27]+[.D27])" office:value-type="float" office:value="0.313725490196078">
            <text:p>0,3137254902</text:p>
          </table:table-cell>
          <table:table-cell table:number-columns-repeated="25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.98</text:p>
          </table:table-cell>
          <table:table-cell office:value-type="float" office:value="0.315789473684211">
            <text:p>0,3157894737</text:p>
          </table:table-cell>
          <table:table-cell office:value-type="float" office:value="0.193548387096774">
            <text:p>0,1935483871</text:p>
          </table:table-cell>
          <table:table-cell table:formula="of:=2*[.C28]*[.D28]/([.C28]+[.D28])" office:value-type="float" office:value="0.24">
            <text:p>0,24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.94</text:p>
          </table:table-cell>
          <table:table-cell office:value-type="float" office:value="0.421052631578947">
            <text:p>0,4210526316</text:p>
          </table:table-cell>
          <table:table-cell office:value-type="float" office:value="0.25">
            <text:p>0,25</text:p>
          </table:table-cell>
          <table:table-cell table:formula="of:=2*[.C29]*[.D29]/([.C29]+[.D29])" office:value-type="float" office:value="0.313725490196078">
            <text:p>0,3137254902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.96</text:p>
          </table:table-cell>
          <table:table-cell office:value-type="float" office:value="0.421052631578947">
            <text:p>0,4210526316</text:p>
          </table:table-cell>
          <table:table-cell office:value-type="float" office:value="0.275862068965517">
            <text:p>0,275862069</text:p>
          </table:table-cell>
          <table:table-cell table:formula="of:=2*[.C30]*[.D30]/([.C30]+[.D30])" office:value-type="float" office:value="0.333333333333333">
            <text:p>0,3333333333</text:p>
          </table:table-cell>
          <table:table-cell table:number-columns-repeated="25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.94</text:p>
          </table:table-cell>
          <table:table-cell office:value-type="float" office:value="0.368421052631579">
            <text:p>0,3684210526</text:p>
          </table:table-cell>
          <table:table-cell office:value-type="float" office:value="0.241379310344828">
            <text:p>0,2413793103</text:p>
          </table:table-cell>
          <table:table-cell table:formula="of:=2*[.C31]*[.D31]/([.C31]+[.D31])" office:value-type="float" office:value="0.291666666666667">
            <text:p>0,2916666667</text:p>
          </table:table-cell>
          <table:table-cell table:number-columns-repeated="25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.94</text:p>
          </table:table-cell>
          <table:table-cell office:value-type="float" office:value="0.368421052631579">
            <text:p>0,3684210526</text:p>
          </table:table-cell>
          <table:table-cell office:value-type="float" office:value="0.269230769230769">
            <text:p>0,2692307692</text:p>
          </table:table-cell>
          <table:table-cell table:formula="of:=2*[.C32]*[.D32]/([.C32]+[.D32])" office:value-type="float" office:value="0.311111111111111">
            <text:p>0,3111111111</text:p>
          </table:table-cell>
          <table:table-cell table:number-columns-repeated="25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.96</text:p>
          </table:table-cell>
          <table:table-cell office:value-type="float" office:value="0.368421052631579">
            <text:p>0,3684210526</text:p>
          </table:table-cell>
          <table:table-cell office:value-type="float" office:value="0.304347826086957">
            <text:p>0,3043478261</text:p>
          </table:table-cell>
          <table:table-cell table:formula="of:=2*[.C33]*[.D33]/([.C33]+[.D33])" office:value-type="float" office:value="0.333333333333334">
            <text:p>0,3333333333</text:p>
          </table:table-cell>
          <table:table-cell table:number-columns-repeated="25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.98</text:p>
          </table:table-cell>
          <table:table-cell office:value-type="float" office:value="0.263157894736842">
            <text:p>0,2631578947</text:p>
          </table:table-cell>
          <table:table-cell office:value-type="float" office:value="0.238095238095238">
            <text:p>0,2380952381</text:p>
          </table:table-cell>
          <table:table-cell table:formula="of:=2*[.C34]*[.D34]/([.C34]+[.D34])" office:value-type="float" office:value="0.25">
            <text:p>0,25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0.315789473684211">
            <text:p>0,3157894737</text:p>
          </table:table-cell>
          <table:table-cell table:style-name="Default" office:value-type="float" office:value="0.352941176470588">
            <text:p>0,3529411765</text:p>
          </table:table-cell>
          <table:table-cell table:formula="of:=2*[.C35]*[.D35]/([.C35]+[.D35])" office:value-type="float" office:value="0.333333333333334">
            <text:p>0,3333333333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96">
            <text:p>0,96</text:p>
          </table:table-cell>
          <table:table-cell table:style-name="Default" office:value-type="float" office:value="0.315789473684211">
            <text:p>0,3157894737</text:p>
          </table:table-cell>
          <table:table-cell table:style-name="Default" office:value-type="float" office:value="0.75">
            <text:p>0,75</text:p>
          </table:table-cell>
          <table:table-cell table:formula="of:=2*[.C36]*[.D36]/([.C36]+[.D36])" office:value-type="float" office:value="0.444444444444445">
            <text:p>0,4444444444</text:p>
          </table:table-cell>
          <table:table-cell table:number-columns-repeated="251"/>
        </table:table-row>
        <table:table-row table:style-name="ro2">
          <table:table-cell table:style-name="Default" office:value-type="float" office:value="500">
            <text:p>500</text:p>
          </table:table-cell>
          <table:table-cell table:style-name="Default" office:value-type="float" office:value="0.98">
            <text:p>0,98</text:p>
          </table:table-cell>
          <table:table-cell table:style-name="Default" office:value-type="float" office:value="0.210526315789474">
            <text:p>0,2105263158</text:p>
          </table:table-cell>
          <table:table-cell table:style-name="Default" office:value-type="float" office:value="0.666666666666667">
            <text:p>0,6666666667</text:p>
          </table:table-cell>
          <table:table-cell table:formula="of:=2*[.C37]*[.D37]/([.C37]+[.D37])" office:value-type="float" office:value="0.32">
            <text:p>0,32</text:p>
          </table:table-cell>
          <table:table-cell table:number-columns-repeated="251"/>
        </table:table-row>
        <table:table-row table:style-name="ro2">
          <table:table-cell table:style-name="Default" table:number-columns-repeated="2"/>
          <table:table-cell table:style-name="ce2"/>
          <table:table-cell table:style-name="Default"/>
          <table:table-cell table:number-columns-repeated="252"/>
        </table:table-row>
        <table:table-row table:style-name="ro2" table:number-rows-repeated="4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Default" table:number-columns-repeated="4"/>
          <table:table-cell/>
          <table:table-cell>
            <draw:frame table:end-cell-address="youth.K63" table:end-x="1.376cm" table:end-y="0.168cm" draw:z-index="1" draw:style-name="gr1" draw:text-style-name="P1" svg:width="16.002cm" svg:height="9.008cm" svg:x="1.19cm" svg:y="0.193cm">
              <draw:object draw:notify-on-update-of-ranges="youth.D2:youth.D13 youth.E2:youth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0"/>
        </table:table-row>
        <table:named-expressions/>
      </table:table>
      <table:named-expressions>
        <table:named-range table:name="Excel_BuiltIn__FilterDatabase_3" table:base-cell-address="$csi.$A$1" table:cell-range-address="csi.$A$21:.$D$34"/>
      </table:named-expressions>
      <table:database-ranges>
        <table:database-range table:name="__Anonymous_Sheet_DB__1" table:target-range-address="jedi.A21:jedi.D29" table:display-filter-buttons="true"/>
        <table:database-range table:name="__Anonymous_Sheet_DB__2" table:target-range-address="csi.A27:csi.E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1/12/2013</text:date>, <text:time>23:43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si" style:display-name="PageStyle_c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di" style:display-name="PageStyle_je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th" style:display-name="PageStyle_you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23:43:20.55</dc:date>
    <dc:creator>Joris Wijnant</dc:creator>
    <meta:document-statistic meta:table-count="5" meta:cell-count="784" meta:object-count="8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7cm" xlink:href=".." xlink:type="simple" chart:class="chart:scatter" chart:style-name="ch1">
        <chart:legend chart:legend-position="end" svg:x="13.958cm" svg:y="4.191cm" style:legend-expansion="high" chart:style-name="ch2"/>
        <chart:plot-area chart:style-name="ch3" table:cell-range-address="jedi.K3:jedi.L6" svg:x="0.769cm" svg:y="0.855cm" svg:width="12.551cm" svg:height="7.552cm">
          <chartooo:coordinate-region svg:x="1.681cm" svg:y="1.067cm" svg:width="11.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edi.L3:jedi.L6" chart:class="chart:scatter">
            <chart:domain table:cell-range-address="jedi.K3:jedi.K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K</text:p>
              </table:table-cell>
              <table:table-cell office:value-type="string">
                <text:p>Kolom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jedi.K3:jedi.K6</svg:desc>
                </draw:g>
              </table:table-cell>
              <table:table-cell office:value-type="float" office:value="NaN">
                <text:p>NaN</text:p>
                <draw:g>
                  <svg:desc>jedi.L3:jedi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039344262295082">
                <text:p>0.03934426229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9cm" xlink:href=".." xlink:type="simple" chart:class="chart:scatter" chart:style-name="ch1">
        <chart:legend chart:legend-position="end" svg:x="13.925cm" svg:y="4.192cm" style:legend-expansion="high" chart:style-name="ch2"/>
        <chart:plot-area chart:style-name="ch3" table:cell-range-address="youth.D2:youth.E13" svg:x="0.77cm" svg:y="0.855cm" svg:width="12.515cm" svg:height="7.554cm">
          <chartooo:coordinate-region svg:x="1.497cm" svg:y="1.067cm" svg:width="11.456cm" svg:height="6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outh.E2:youth.E13" chart:class="chart:scatter">
            <chart:domain table:cell-range-address="youth.D2:youth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D</text:p>
              </table:table-cell>
              <table:table-cell office:value-type="string">
                <text:p>Kolom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631578947368">
                <text:p>0.052631578947368</text:p>
                <draw:g>
                  <svg:desc>youth.D2:youth.D13</svg:desc>
                </draw:g>
              </table:table-cell>
              <table:table-cell office:value-type="float" office:value="0.083333333333333">
                <text:p>0.083333333333333</text:p>
                <draw:g>
                  <svg:desc>youth.E2:youth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83333333333333">
                <text:p>0.0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83333333333333">
                <text:p>0.0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21.247cm" xlink:href=".." xlink:type="simple" chart:class="chart:scatter" chart:style-name="ch1">
        <chart:legend chart:legend-position="end" svg:x="13.922cm" svg:y="10.311cm" style:legend-expansion="high" chart:style-name="ch2"/>
        <chart:plot-area chart:style-name="ch3" table:cell-range-address="csi.C28:csi.D61" svg:x="0.77cm" svg:y="1.831cm" svg:width="12.512cm" svg:height="18.572cm">
          <chartooo:coordinate-region svg:x="1.497cm" svg:y="2.043cm" svg:width="11.546cm" svg:height="17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si.D28:csi.D61" chart:class="chart:scatter">
            <chart:domain table:cell-range-address="csi.C28:csi.C61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Kolom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5098039215686">
                <text:p>0.745098039215686</text:p>
                <draw:g>
                  <svg:desc>csi.C28:csi.C61</svg:desc>
                </draw:g>
              </table:table-cell>
              <table:table-cell office:value-type="float" office:value="0.506666666666667">
                <text:p>0.506666666666667</text:p>
                <draw:g>
                  <svg:desc>csi.D28:csi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506849315068493">
                <text:p>0.506849315068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506849315068493">
                <text:p>0.506849315068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76470588235">
                <text:p>0.41176470588235</text:p>
              </table:table-cell>
              <table:table-cell office:value-type="float" office:value="0.344262295081967">
                <text:p>0.344262295081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73469387755102">
                <text:p>0.73469387755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49019607843">
                <text:p>0.72549019607843</text:p>
              </table:table-cell>
              <table:table-cell office:value-type="float" office:value="0.552238805970149">
                <text:p>0.552238805970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53658536585366">
                <text:p>0.853658536585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5490196078431">
                <text:p>0.725490196078431</text:p>
              </table:table-cell>
              <table:table-cell office:value-type="float" office:value="0.902439024390244">
                <text:p>0.9024390243902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188cm" style:legend-expansion="high" chart:style-name="ch2"/>
        <chart:plot-area chart:style-name="ch3" table:cell-range-address="jedi.K5:jedi.L8" svg:x="0.77cm" svg:y="0.855cm" svg:width="12.565cm" svg:height="7.545cm">
          <chartooo:coordinate-region svg:x="1.682cm" svg:y="1.068cm" svg:width="11.413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edi.L5:jedi.L8" chart:class="chart:scatter">
            <chart:domain table:cell-range-address="jedi.K5:jedi.K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K</text:p>
              </table:table-cell>
              <table:table-cell office:value-type="string">
                <text:p>Kolom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9795918367347">
                <text:p>0.489795918367347</text:p>
                <draw:g>
                  <svg:desc>jedi.K5:jedi.K8</svg:desc>
                </draw:g>
              </table:table-cell>
              <table:table-cell office:value-type="float" office:value="0.039344262295082">
                <text:p>0.039344262295082</text:p>
                <draw:g>
                  <svg:desc>jedi.L5:jedi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408163265306">
                <text:p>0.020408163265306</text:p>
              </table:table-cell>
              <table:table-cell office:value-type="float" office:value="0.058823529411765">
                <text:p>0.058823529411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408163265306">
                <text:p>0.020408163265306</text:p>
              </table:table-cell>
              <table:table-cell office:value-type="float" office:value="0.090909090909091">
                <text:p>0.090909090909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979cm" xlink:href=".." xlink:type="simple" chart:class="chart:scatter" chart:style-name="ch1">
        <chart:legend chart:legend-position="end" svg:x="13.905cm" svg:y="4.177cm" style:legend-expansion="high" chart:style-name="ch2"/>
        <chart:plot-area chart:style-name="ch3" table:cell-range-address="jedi.C22:jedi.D35" svg:x="0.769cm" svg:y="0.851cm" svg:width="12.498cm" svg:height="7.529cm">
          <chartooo:coordinate-region svg:x="1.496cm" svg:y="1.063cm" svg:width="11.531cm" svg:height="6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edi.D22:jedi.D35" chart:class="chart:scatter">
            <chart:domain table:cell-range-address="jedi.C22:jedi.C3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Kolom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877551020408">
                <text:p>0.693877551020408</text:p>
                <draw:g>
                  <svg:desc>jedi.C22:jedi.C35</svg:desc>
                </draw:g>
              </table:table-cell>
              <table:table-cell office:value-type="float" office:value="0.641509433962264">
                <text:p>0.641509433962264</text:p>
                <draw:g>
                  <svg:desc>jedi.D22:jedi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41463414634146">
                <text:p>0.341463414634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224489795918">
                <text:p>0.0612244897959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632653061224">
                <text:p>0.081632653061224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891891891891892">
                <text:p>0.891891891891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9cm" xlink:href=".." xlink:type="simple" chart:class="chart:scatter" chart:style-name="ch1">
        <chart:legend chart:legend-position="end" svg:x="13.924cm" svg:y="4.192cm" style:legend-expansion="high" chart:style-name="ch2"/>
        <chart:plot-area chart:style-name="ch3" table:cell-range-address="youth.C22:youth.D37" svg:x="0.77cm" svg:y="0.855cm" svg:width="12.514cm" svg:height="7.554cm">
          <chartooo:coordinate-region svg:x="1.497cm" svg:y="1.067cm" svg:width="11.547cm" svg:height="6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outh.D22:youth.D37" chart:class="chart:scatter">
            <chart:domain table:cell-range-address="youth.C22:youth.C3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Kolom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3684210526316">
                <text:p>0.473684210526316</text:p>
                <draw:g>
                  <svg:desc>youth.C22:youth.C37</svg:desc>
                </draw:g>
              </table:table-cell>
              <table:table-cell office:value-type="float" office:value="0.204545454545455">
                <text:p>0.204545454545455</text:p>
                <draw:g>
                  <svg:desc>youth.D22:youth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368421052631">
                <text:p>0.47368421052631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236842105263158">
                <text:p>0.2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youth.D2:youth.E13" svg:x="0.77cm" svg:y="0.855cm" svg:width="12.512cm" svg:height="7.545cm">
          <chartooo:coordinate-region svg:x="1.497cm" svg:y="1.067cm" svg:width="11.45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outh.E2:youth.E13" chart:class="chart:scatter">
            <chart:domain table:cell-range-address="youth.D2:youth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D</text:p>
              </table:table-cell>
              <table:table-cell office:value-type="string">
                <text:p>Kolom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631578947368">
                <text:p>0.052631578947368</text:p>
                <draw:g>
                  <svg:desc>youth.D2:youth.D13</svg:desc>
                </draw:g>
              </table:table-cell>
              <table:table-cell office:value-type="float" office:value="0.083333333333333">
                <text:p>0.083333333333333</text:p>
                <draw:g>
                  <svg:desc>youth.E2:youth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83333333333333">
                <text:p>0.0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83333333333333">
                <text:p>0.0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631578947368">
                <text:p>0.0526315789473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76cm" xlink:href=".." xlink:type="simple" chart:class="chart:scatter" chart:style-name="ch1">
        <chart:legend chart:legend-position="end" svg:x="13.66cm" svg:y="3.652cm" style:legend-expansion="high" chart:style-name="ch2"/>
        <chart:plot-area chart:style-name="ch3" table:cell-range-address="motion.E2:motion.F6 motion.A2:motion.A2 motion.A14:motion.A14 motion.F14:motion.F17 motion.A9:motion.A9 motion.F9:motion.F12" chart:data-source-has-labels="row" svg:x="0.77cm" svg:y="0.851cm" svg:width="12.25cm" svg:height="7.526cm">
          <chartooo:coordinate-region svg:x="1.497cm" svg:y="1.063cm" svg:width="11.429cm" svg:height="6.6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ion.F2:motion.F6" chart:label-cell-address="motion.A2:motion.A2" chart:class="chart:scatter">
            <chart:domain table:cell-range-address="motion.E2:motion.E6"/>
            <chart:data-point chart:repeated="5"/>
          </chart:series>
          <chart:series chart:style-name="ch7" chart:values-cell-range-address="motion.F14:motion.F17" chart:label-cell-address="motion.A14:motion.A14" chart:class="chart:scatter">
            <chart:domain table:cell-range-address="motion.E14:motion.E17"/>
            <chart:data-point chart:repeated="4"/>
          </chart:series>
          <chart:series chart:style-name="ch8" chart:values-cell-range-address="motion.F9:motion.F12" chart:label-cell-address="motion.A9:motion.A9" chart:class="chart:scatter">
            <chart:domain table:cell-range-address="motion.E9:motion.E1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E</text:p>
              </table:table-cell>
              <table:table-cell office:value-type="string">
                <text:p>csi</text:p>
                <draw:g>
                  <svg:desc>motion.A2:motion.A2</svg:desc>
                </draw:g>
              </table:table-cell>
              <table:table-cell office:value-type="string">
                <text:p>Kolom E</text:p>
              </table:table-cell>
              <table:table-cell office:value-type="string">
                <text:p>Jedi (16,8)</text:p>
                <draw:g>
                  <svg:desc>motion.A14:motion.A14</svg:desc>
                </draw:g>
              </table:table-cell>
              <table:table-cell office:value-type="string">
                <text:p>Kolom E</text:p>
              </table:table-cell>
              <table:table-cell office:value-type="string">
                <text:p>jedi</text:p>
                <draw:g>
                  <svg:desc>motion.A9:motion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156862745098">
                <text:p>0.92156862745098</text:p>
                <draw:g>
                  <svg:desc>motion.E2:motion.E6</svg:desc>
                </draw:g>
              </table:table-cell>
              <table:table-cell office:value-type="float" office:value="0.220657276995305">
                <text:p>0.220657276995305</text:p>
                <draw:g>
                  <svg:desc>motion.F2:motion.F6</svg:desc>
                </draw:g>
              </table:table-cell>
              <table:table-cell office:value-type="float" office:value="0.489795918367347">
                <text:p>0.489795918367347</text:p>
                <draw:g>
                  <svg:desc>motion.E14:motion.E17</svg:desc>
                </draw:g>
              </table:table-cell>
              <table:table-cell office:value-type="float" office:value="0.039344262295082">
                <text:p>0.039344262295082</text:p>
                <draw:g>
                  <svg:desc>motion.F14:motion.F17</svg:desc>
                </draw:g>
              </table:table-cell>
              <table:table-cell office:value-type="float" office:value="0.469387755102041">
                <text:p>0.469387755102041</text:p>
                <draw:g>
                  <svg:desc>motion.E9:motion.E12</svg:desc>
                </draw:g>
              </table:table-cell>
              <table:table-cell office:value-type="float" office:value="0.028642590286426">
                <text:p>0.028642590286426</text:p>
                <draw:g>
                  <svg:desc>motion.F9:motion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45098039216">
                <text:p>0.862745098039216</text:p>
              </table:table-cell>
              <table:table-cell office:value-type="float" office:value="0.8">
                <text:p>0.8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404761904761905">
                <text:p>0.404761904761905</text:p>
              </table:table-cell>
              <table:table-cell office:value-type="float" office:value="0.040816326530612">
                <text:p>0.040816326530612</text:p>
              </table:table-cell>
              <table:table-cell office:value-type="float" office:value="0.038461538461538">
                <text:p>0.0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0.020408163265306">
                <text:p>0.020408163265306</text:p>
              </table:table-cell>
              <table:table-cell office:value-type="float" office:value="0.058823529411765">
                <text:p>0.05882352941176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20408163265306">
                <text:p>0.020408163265306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40816326530612">
                <text:p>0.0408163265306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